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SanL-Regu" svg:font-family="NimbusSanL-Regu"/>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officeooo:rsid="003eb2ff" officeooo:paragraph-rsid="006e5351"/>
    </style:style>
    <style:style style:name="P2" style:family="paragraph" style:parent-style-name="Standard">
      <style:text-properties fo:language="en" fo:country="US" officeooo:rsid="003783ef" officeooo:paragraph-rsid="003783ef"/>
    </style:style>
    <style:style style:name="P3" style:family="paragraph" style:parent-style-name="Standard">
      <style:text-properties fo:language="en" fo:country="US" officeooo:paragraph-rsid="00943c70"/>
    </style:style>
    <style:style style:name="P4" style:family="paragraph" style:parent-style-name="Standard">
      <style:text-properties fo:language="en" fo:country="US" officeooo:rsid="003d4045" officeooo:paragraph-rsid="003d4045"/>
    </style:style>
    <style:style style:name="P5" style:family="paragraph" style:parent-style-name="Standard">
      <style:text-properties fo:language="en" fo:country="US" officeooo:rsid="001e60f8" officeooo:paragraph-rsid="003eb2ff"/>
    </style:style>
    <style:style style:name="P6" style:family="paragraph" style:parent-style-name="Standard">
      <style:text-properties fo:language="en" fo:country="US" fo:font-weight="normal" officeooo:rsid="003783ef" officeooo:paragraph-rsid="003783ef" style:font-weight-asian="normal" style:font-weight-complex="normal"/>
    </style:style>
    <style:style style:name="P7" style:family="paragraph" style:parent-style-name="Standard">
      <style:text-properties fo:language="en" fo:country="US" officeooo:rsid="0096f694" officeooo:paragraph-rsid="0096f694"/>
    </style:style>
    <style:style style:name="P8" style:family="paragraph" style:parent-style-name="Standard">
      <style:text-properties fo:language="en" fo:country="US" officeooo:paragraph-rsid="009901f1"/>
    </style:style>
    <style:style style:name="P9" style:family="paragraph" style:parent-style-name="Standard">
      <style:text-properties fo:language="en" fo:country="US" fo:font-style="normal" officeooo:rsid="00927fe9" officeooo:paragraph-rsid="007bc8ff" style:font-style-asian="normal" style:font-style-complex="normal"/>
    </style:style>
    <style:style style:name="P10" style:family="paragraph" style:parent-style-name="Standard">
      <style:text-properties fo:language="en" fo:country="US" officeooo:rsid="003969a6" officeooo:paragraph-rsid="00943c70"/>
    </style:style>
    <style:style style:name="P11" style:family="paragraph" style:parent-style-name="Standard">
      <style:text-properties fo:language="en" fo:country="US" officeooo:paragraph-rsid="00af093b"/>
    </style:style>
    <style:style style:name="P12" style:family="paragraph" style:parent-style-name="Standard">
      <style:text-properties fo:color="#ff0000" fo:language="en" fo:country="US" officeooo:paragraph-rsid="006e5351"/>
    </style:style>
    <style:style style:name="P13" style:family="paragraph" style:parent-style-name="Text_20_body">
      <style:text-properties fo:language="en" fo:country="US"/>
    </style:style>
    <style:style style:name="P14" style:family="paragraph" style:parent-style-name="Text_20_body">
      <style:text-properties fo:language="en" fo:country="US" officeooo:rsid="00748639" officeooo:paragraph-rsid="00748639"/>
    </style:style>
    <style:style style:name="P15" style:family="paragraph" style:parent-style-name="Text_20_body">
      <style:text-properties fo:language="en" fo:country="US" officeooo:paragraph-rsid="008dfe94"/>
    </style:style>
    <style:style style:name="P16" style:family="paragraph" style:parent-style-name="Text_20_body">
      <style:paragraph-properties fo:text-align="justify" style:justify-single-word="false"/>
      <style:text-properties fo:language="en" fo:country="US"/>
    </style:style>
    <style:style style:name="P17" style:family="paragraph" style:parent-style-name="Text_20_body">
      <style:paragraph-properties fo:text-align="justify" style:justify-single-word="false"/>
      <style:text-properties fo:language="en" fo:country="US" officeooo:paragraph-rsid="00906735"/>
    </style:style>
    <style:style style:name="P18" style:family="paragraph" style:parent-style-name="Text_20_body">
      <style:paragraph-properties fo:text-align="justify" style:justify-single-word="false"/>
      <style:text-properties fo:language="en" fo:country="US" officeooo:paragraph-rsid="0097d995"/>
    </style:style>
    <style:style style:name="P19" style:family="paragraph" style:parent-style-name="Text_20_body">
      <style:paragraph-properties fo:text-align="justify" style:justify-single-word="false"/>
      <style:text-properties fo:language="en" fo:country="US" officeooo:rsid="00909c50" officeooo:paragraph-rsid="00927fe9"/>
    </style:style>
    <style:style style:name="P20" style:family="paragraph" style:parent-style-name="Text_20_body">
      <style:text-properties fo:language="en" fo:country="US" officeooo:rsid="007aa22d" officeooo:paragraph-rsid="007aa22d"/>
    </style:style>
    <style:style style:name="P21" style:family="paragraph" style:parent-style-name="Text_20_body">
      <style:text-properties fo:language="en" fo:country="US" officeooo:rsid="007aa22d" officeooo:paragraph-rsid="00a7764f"/>
    </style:style>
    <style:style style:name="P22" style:family="paragraph" style:parent-style-name="Text_20_body">
      <style:paragraph-properties fo:text-align="justify" style:justify-single-word="false"/>
      <style:text-properties fo:language="en" fo:country="US" officeooo:rsid="00927fe9" officeooo:paragraph-rsid="00927fe9"/>
    </style:style>
    <style:style style:name="P23" style:family="paragraph" style:parent-style-name="Text_20_body">
      <style:text-properties fo:language="en" fo:country="US" officeooo:rsid="00927fe9" officeooo:paragraph-rsid="00927fe9"/>
    </style:style>
    <style:style style:name="P24" style:family="paragraph" style:parent-style-name="Text_20_body">
      <style:paragraph-properties fo:text-align="justify" style:justify-single-word="false"/>
      <style:text-properties fo:language="en" fo:country="US" officeooo:rsid="00997c6f" officeooo:paragraph-rsid="00997c6f"/>
    </style:style>
    <style:style style:name="P25" style:family="paragraph" style:parent-style-name="Text_20_body">
      <style:paragraph-properties fo:text-align="justify" style:justify-single-word="false"/>
      <style:text-properties fo:language="en" fo:country="US" officeooo:rsid="009a8a8b" officeooo:paragraph-rsid="009a8a8b"/>
    </style:style>
    <style:style style:name="P26" style:family="paragraph" style:parent-style-name="Text_20_body">
      <style:paragraph-properties fo:text-align="justify" style:justify-single-word="false"/>
      <style:text-properties fo:language="en" fo:country="US" officeooo:rsid="009a8a8b" officeooo:paragraph-rsid="009d2353"/>
    </style:style>
    <style:style style:name="P27" style:family="paragraph" style:parent-style-name="Text_20_body">
      <style:paragraph-properties fo:text-align="justify" style:justify-single-word="false"/>
      <style:text-properties fo:language="en" fo:country="US" officeooo:rsid="009b5684" officeooo:paragraph-rsid="009d1d30"/>
    </style:style>
    <style:style style:name="P28" style:family="paragraph" style:parent-style-name="Text_20_body">
      <style:paragraph-properties fo:text-align="justify" style:justify-single-word="false"/>
      <style:text-properties fo:language="en" fo:country="US" officeooo:rsid="009f66ae" officeooo:paragraph-rsid="009f66ae"/>
    </style:style>
    <style:style style:name="P29" style:family="paragraph" style:parent-style-name="Text_20_body">
      <style:paragraph-properties fo:text-align="justify" style:justify-single-word="false"/>
      <style:text-properties fo:language="en" fo:country="US" officeooo:rsid="00a0086f" officeooo:paragraph-rsid="00a0086f"/>
    </style:style>
    <style:style style:name="P30" style:family="paragraph" style:parent-style-name="Text_20_body">
      <style:text-properties fo:language="en" fo:country="US" officeooo:rsid="00a0086f" officeooo:paragraph-rsid="00a36fc6"/>
    </style:style>
    <style:style style:name="P31" style:family="paragraph" style:parent-style-name="Text_20_body">
      <style:paragraph-properties fo:text-align="justify" style:justify-single-word="false"/>
      <style:text-properties fo:language="en" fo:country="US" officeooo:rsid="00a124a4" officeooo:paragraph-rsid="00a124a4"/>
    </style:style>
    <style:style style:name="P32" style:family="paragraph" style:parent-style-name="Text_20_body">
      <style:paragraph-properties fo:text-align="justify" style:justify-single-word="false"/>
      <style:text-properties fo:language="en" fo:country="US" officeooo:rsid="00a22da5" officeooo:paragraph-rsid="00a22da5"/>
    </style:style>
    <style:style style:name="P33" style:family="paragraph" style:parent-style-name="Text_20_body">
      <style:text-properties fo:language="en" fo:country="US" officeooo:rsid="00a36fc6" officeooo:paragraph-rsid="00a36fc6"/>
    </style:style>
    <style:style style:name="P34" style:family="paragraph" style:parent-style-name="Text_20_body">
      <style:paragraph-properties fo:text-align="justify" style:justify-single-word="false"/>
      <style:text-properties fo:language="en" fo:country="US" officeooo:rsid="00a36fc6" officeooo:paragraph-rsid="00a86409"/>
    </style:style>
    <style:style style:name="P35" style:family="paragraph" style:parent-style-name="Text_20_body">
      <style:paragraph-properties fo:text-align="justify" style:justify-single-word="false"/>
      <style:text-properties fo:language="en" fo:country="US" officeooo:rsid="00a36fc6" officeooo:paragraph-rsid="00b14035"/>
    </style:style>
    <style:style style:name="P36" style:family="paragraph" style:parent-style-name="Text_20_body">
      <style:paragraph-properties fo:text-align="justify" style:justify-single-word="false"/>
      <style:text-properties fo:language="en" fo:country="US" officeooo:rsid="00906735" officeooo:paragraph-rsid="00906735"/>
    </style:style>
    <style:style style:name="P37" style:family="paragraph" style:parent-style-name="Text_20_body">
      <style:text-properties officeooo:paragraph-rsid="00a27232"/>
    </style:style>
    <style:style style:name="P38" style:family="paragraph" style:parent-style-name="Text_20_body">
      <style:text-properties officeooo:rsid="00a7764f" officeooo:paragraph-rsid="00a7764f"/>
    </style:style>
    <style:style style:name="P39" style:family="paragraph" style:parent-style-name="Text_20_body">
      <style:paragraph-properties fo:text-align="justify" style:justify-single-word="false"/>
      <style:text-properties officeooo:rsid="00a7cfed" officeooo:paragraph-rsid="00a7cfed"/>
    </style:style>
    <style:style style:name="P40" style:family="paragraph" style:parent-style-name="Text_20_body">
      <style:paragraph-properties fo:text-align="justify" style:justify-single-word="false"/>
      <style:text-properties officeooo:paragraph-rsid="00a27232"/>
    </style:style>
    <style:style style:name="P41" style:family="paragraph" style:parent-style-name="Heading_20_1">
      <style:text-properties fo:language="en" fo:country="US"/>
    </style:style>
    <style:style style:name="P42" style:family="paragraph" style:parent-style-name="Text_20_body" style:list-style-name="L1">
      <style:text-properties fo:language="en" fo:country="US" officeooo:rsid="008ce9e7" officeooo:paragraph-rsid="00748639"/>
    </style:style>
    <style:style style:name="P43" style:family="paragraph" style:parent-style-name="Text_20_body" style:list-style-name="L1">
      <style:text-properties fo:language="en" fo:country="US" officeooo:rsid="00748639" officeooo:paragraph-rsid="00748639"/>
    </style:style>
    <style:style style:name="P44" style:family="paragraph" style:parent-style-name="Text_20_body" style:list-style-name="L1">
      <style:text-properties fo:language="en" fo:country="US" officeooo:rsid="00748639" officeooo:paragraph-rsid="008ce9e7"/>
    </style:style>
    <style:style style:name="P45" style:family="paragraph" style:parent-style-name="Text_20_body" style:list-style-name="L1">
      <style:text-properties fo:language="en" fo:country="US" officeooo:rsid="00aa1b16" officeooo:paragraph-rsid="00aa1b16"/>
    </style:style>
    <style:style style:name="P46" style:family="paragraph" style:parent-style-name="Text_20_body" style:list-style-name="L5"/>
    <style:style style:name="P47" style:family="paragraph" style:parent-style-name="Heading_20_2">
      <style:text-properties fo:language="en" fo:country="US"/>
    </style:style>
    <style:style style:name="P48" style:family="paragraph" style:parent-style-name="Heading_20_2">
      <style:text-properties fo:language="en" fo:country="US" officeooo:rsid="00652dbb"/>
    </style:style>
    <style:style style:name="P49" style:family="paragraph" style:parent-style-name="Heading_20_3">
      <style:text-properties fo:language="en" fo:country="US"/>
    </style:style>
    <style:style style:name="P50" style:family="paragraph" style:parent-style-name="Standard" style:list-style-name="L2">
      <style:text-properties officeooo:rsid="001e60f8" officeooo:paragraph-rsid="006e5351"/>
    </style:style>
    <style:style style:name="P51" style:family="paragraph" style:parent-style-name="Standard" style:list-style-name="L2">
      <style:text-properties officeooo:rsid="0040a064" officeooo:paragraph-rsid="006e5351"/>
    </style:style>
    <style:style style:name="P52" style:family="paragraph" style:parent-style-name="Standard" style:list-style-name="L2">
      <style:text-properties officeooo:rsid="0045e86c" officeooo:paragraph-rsid="006e5351"/>
    </style:style>
    <style:style style:name="P53" style:family="paragraph" style:parent-style-name="Standard" style:list-style-name="L2">
      <style:text-properties officeooo:rsid="00452cee" officeooo:paragraph-rsid="006e5351"/>
    </style:style>
    <style:style style:name="P54" style:family="paragraph" style:parent-style-name="Standard" style:list-style-name="L2">
      <style:text-properties officeooo:rsid="00499c3d" officeooo:paragraph-rsid="00927fe9"/>
    </style:style>
    <style:style style:name="P55" style:family="paragraph" style:parent-style-name="Standard" style:list-style-name="L2">
      <style:text-properties officeooo:rsid="00927fe9" officeooo:paragraph-rsid="00927fe9"/>
    </style:style>
    <style:style style:name="P56" style:family="paragraph" style:parent-style-name="Standard" style:list-style-name="L3">
      <style:text-properties fo:language="en" fo:country="US" officeooo:rsid="00943c70" officeooo:paragraph-rsid="00943c70"/>
    </style:style>
    <style:style style:name="P57" style:family="paragraph" style:parent-style-name="Standard" style:list-style-name="L3">
      <style:text-properties fo:language="en" fo:country="US" officeooo:paragraph-rsid="007ce99c"/>
    </style:style>
    <style:style style:name="P58" style:family="paragraph" style:parent-style-name="Standard" style:list-style-name="L3">
      <style:text-properties fo:language="en" fo:country="US" officeooo:paragraph-rsid="00943c70"/>
    </style:style>
    <style:style style:name="P59" style:family="paragraph" style:parent-style-name="Standard" style:list-style-name="L4">
      <style:text-properties fo:language="en" fo:country="US" officeooo:rsid="003969a6" officeooo:paragraph-rsid="007ce99c"/>
    </style:style>
    <style:style style:name="P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2" style:family="paragraph">
      <style:paragraph-properties style:text-autospace="none"/>
    </style:style>
    <style:style style:name="P63" style:family="paragraph">
      <style:paragraph-properties fo:text-align="justify"/>
    </style:style>
    <style:style style:name="T1" style:family="text">
      <style:text-properties officeooo:rsid="003783ef"/>
    </style:style>
    <style:style style:name="T2" style:family="text">
      <style:text-properties officeooo:rsid="003969a6"/>
    </style:style>
    <style:style style:name="T3" style:family="text">
      <style:text-properties officeooo:rsid="0040a064"/>
    </style:style>
    <style:style style:name="T4" style:family="text">
      <style:text-properties fo:font-weight="bold" style:font-weight-asian="bold" style:font-weight-complex="bold"/>
    </style:style>
    <style:style style:name="T5" style:family="text">
      <style:text-properties fo:font-weight="bold" officeooo:rsid="0060345f" style:font-weight-asian="bold" style:font-weight-complex="bold"/>
    </style:style>
    <style:style style:name="T6" style:family="text">
      <style:text-properties fo:font-weight="bold" officeooo:rsid="006f9333" style:font-weight-asian="bold" style:font-weight-complex="bold"/>
    </style:style>
    <style:style style:name="T7" style:family="text">
      <style:text-properties fo:font-weight="bold" officeooo:rsid="003969a6" style:font-weight-asian="bold" style:font-weight-complex="bold"/>
    </style:style>
    <style:style style:name="T8" style:family="text">
      <style:text-properties fo:font-weight="bold" officeooo:rsid="007ce99c" style:font-weight-asian="bold" style:font-weight-complex="bold"/>
    </style:style>
    <style:style style:name="T9" style:family="text">
      <style:text-properties fo:font-weight="bold" officeooo:rsid="009901f1" style:font-weight-asian="bold" style:font-weight-complex="bold"/>
    </style:style>
    <style:style style:name="T10" style:family="text">
      <style:text-properties officeooo:rsid="004c9ec9"/>
    </style:style>
    <style:style style:name="T11" style:family="text">
      <style:text-properties officeooo:rsid="005306b7"/>
    </style:style>
    <style:style style:name="T12" style:family="text">
      <style:text-properties style:text-underline-style="none" officeooo:rsid="00927fe9"/>
    </style:style>
    <style:style style:name="T13" style:family="text">
      <style:text-properties style:text-underline-style="none" officeooo:rsid="00943c70"/>
    </style:style>
    <style:style style:name="T14" style:family="text">
      <style:text-properties fo:font-weight="normal" style:font-weight-asian="normal" style:font-weight-complex="normal"/>
    </style:style>
    <style:style style:name="T15" style:family="text">
      <style:text-properties fo:font-weight="normal" officeooo:rsid="0066cc58" style:font-weight-asian="normal" style:font-weight-complex="normal"/>
    </style:style>
    <style:style style:name="T16" style:family="text">
      <style:text-properties fo:font-weight="normal" officeooo:rsid="0060345f" style:font-weight-asian="normal" style:font-weight-complex="normal"/>
    </style:style>
    <style:style style:name="T17" style:family="text">
      <style:text-properties fo:font-weight="normal" officeooo:rsid="006f9333" style:font-weight-asian="normal" style:font-weight-complex="normal"/>
    </style:style>
    <style:style style:name="T18" style:family="text">
      <style:text-properties fo:font-weight="normal" officeooo:rsid="007813fe" style:font-weight-asian="normal" style:font-weight-complex="normal"/>
    </style:style>
    <style:style style:name="T19" style:family="text">
      <style:text-properties fo:font-weight="normal" officeooo:rsid="003969a6" style:font-weight-asian="normal" style:font-weight-complex="normal"/>
    </style:style>
    <style:style style:name="T20" style:family="text">
      <style:text-properties fo:font-weight="normal" officeooo:rsid="009ccc0e" style:font-weight-asian="normal" style:font-weight-complex="normal"/>
    </style:style>
    <style:style style:name="T21" style:family="text">
      <style:text-properties fo:font-weight="normal" officeooo:rsid="009d1d30" style:font-weight-asian="normal" style:font-weight-complex="normal"/>
    </style:style>
    <style:style style:name="T22" style:family="text">
      <style:text-properties fo:font-weight="normal" officeooo:rsid="009d2353" style:font-weight-asian="normal" style:font-weight-complex="normal"/>
    </style:style>
    <style:style style:name="T23" style:family="text">
      <style:text-properties officeooo:rsid="00652dbb"/>
    </style:style>
    <style:style style:name="T24" style:family="text">
      <style:text-properties officeooo:rsid="0066cc58"/>
    </style:style>
    <style:style style:name="T25" style:family="text">
      <style:text-properties officeooo:rsid="005489f0"/>
    </style:style>
    <style:style style:name="T26" style:family="text">
      <style:text-properties officeooo:rsid="0068e335"/>
    </style:style>
    <style:style style:name="T27" style:family="text">
      <style:text-properties fo:font-style="italic" officeooo:rsid="008dfe94" style:font-style-asian="italic" style:font-style-complex="italic"/>
    </style:style>
    <style:style style:name="T28" style:family="text">
      <style:text-properties fo:font-style="italic" officeooo:rsid="00902ad3" style:font-style-asian="italic" style:font-style-complex="italic"/>
    </style:style>
    <style:style style:name="T29" style:family="text">
      <style:text-properties officeooo:rsid="007ce99c"/>
    </style:style>
    <style:style style:name="T30" style:family="text">
      <style:text-properties officeooo:rsid="00803772"/>
    </style:style>
    <style:style style:name="T31" style:family="text">
      <style:text-properties officeooo:rsid="0087cdfc"/>
    </style:style>
    <style:style style:name="T32" style:family="text">
      <style:text-properties officeooo:rsid="008ce9e7"/>
    </style:style>
    <style:style style:name="T33" style:family="text">
      <style:text-properties officeooo:rsid="008dfe94"/>
    </style:style>
    <style:style style:name="T34" style:family="text">
      <style:text-properties officeooo:rsid="00902ad3"/>
    </style:style>
    <style:style style:name="T35" style:family="text">
      <style:text-properties officeooo:rsid="00906735"/>
    </style:style>
    <style:style style:name="T36" style:family="text">
      <style:text-properties fo:color="#0000ff"/>
    </style:style>
    <style:style style:name="T37" style:family="text">
      <style:text-properties fo:language="en" fo:country="US"/>
    </style:style>
    <style:style style:name="T38" style:family="text">
      <style:text-properties fo:language="en" fo:country="US" officeooo:rsid="003eb2ff"/>
    </style:style>
    <style:style style:name="T39" style:family="text">
      <style:text-properties fo:language="en" fo:country="US" officeooo:rsid="00433c58"/>
    </style:style>
    <style:style style:name="T40" style:family="text">
      <style:text-properties fo:language="en" fo:country="US" officeooo:rsid="004a7d86"/>
    </style:style>
    <style:style style:name="T41" style:family="text">
      <style:text-properties fo:language="en" fo:country="US" officeooo:rsid="004b0bf5"/>
    </style:style>
    <style:style style:name="T42" style:family="text">
      <style:text-properties fo:language="en" fo:country="US" fo:font-style="italic" style:font-style-asian="italic" style:font-style-complex="italic"/>
    </style:style>
    <style:style style:name="T43" style:family="text">
      <style:text-properties fo:language="en" fo:country="US" fo:font-style="italic" officeooo:rsid="007aa22d" style:font-style-asian="italic" style:font-style-complex="italic"/>
    </style:style>
    <style:style style:name="T44" style:family="text">
      <style:text-properties fo:language="en" fo:country="US" officeooo:rsid="004ae4c5"/>
    </style:style>
    <style:style style:name="T45" style:family="text">
      <style:text-properties fo:language="en" fo:country="US" officeooo:rsid="00a22da5"/>
    </style:style>
    <style:style style:name="T46" style:family="text">
      <style:text-properties fo:language="en" fo:country="US" officeooo:rsid="00a2529f"/>
    </style:style>
    <style:style style:name="T47" style:family="text">
      <style:text-properties fo:language="en" fo:country="US" officeooo:rsid="00a27232"/>
    </style:style>
    <style:style style:name="T48" style:family="text">
      <style:text-properties fo:language="en" fo:country="US" officeooo:rsid="00a36fc6"/>
    </style:style>
    <style:style style:name="T49" style:family="text">
      <style:text-properties fo:language="en" fo:country="US" officeooo:rsid="007aa22d"/>
    </style:style>
    <style:style style:name="T50" style:family="text">
      <style:text-properties fo:language="en" fo:country="US" officeooo:rsid="00a86409"/>
    </style:style>
    <style:style style:name="T51" style:family="text">
      <style:text-properties officeooo:rsid="00927fe9"/>
    </style:style>
    <style:style style:name="T52" style:family="text">
      <style:text-properties officeooo:rsid="00909c50"/>
    </style:style>
    <style:style style:name="T53" style:family="text">
      <style:text-properties officeooo:rsid="00943c70"/>
    </style:style>
    <style:style style:name="T54" style:family="text">
      <style:text-properties officeooo:rsid="0097d531"/>
    </style:style>
    <style:style style:name="T55" style:family="text">
      <style:text-properties officeooo:rsid="0097d995"/>
    </style:style>
    <style:style style:name="T56" style:family="text">
      <style:text-properties officeooo:rsid="009901f1"/>
    </style:style>
    <style:style style:name="T57" style:family="text">
      <style:text-properties officeooo:rsid="00997c6f"/>
    </style:style>
    <style:style style:name="T58" style:family="text">
      <style:text-properties officeooo:rsid="009b5684"/>
    </style:style>
    <style:style style:name="T59" style:family="text">
      <style:text-properties officeooo:rsid="009d33eb"/>
    </style:style>
    <style:style style:name="T60" style:family="text">
      <style:text-properties officeooo:rsid="009f66ae"/>
    </style:style>
    <style:style style:name="T61" style:family="text">
      <style:text-properties officeooo:rsid="00a0086f"/>
    </style:style>
    <style:style style:name="T62" style:family="text">
      <style:text-properties officeooo:rsid="00a124a4"/>
    </style:style>
    <style:style style:name="T63" style:family="text">
      <style:text-properties officeooo:rsid="00a22da5"/>
    </style:style>
    <style:style style:name="T64" style:family="text">
      <style:text-properties officeooo:rsid="00a534f7"/>
    </style:style>
    <style:style style:name="T65" style:family="text">
      <style:text-properties officeooo:rsid="00a59b84"/>
    </style:style>
    <style:style style:name="T66" style:family="text">
      <style:text-properties officeooo:rsid="00a86409"/>
    </style:style>
    <style:style style:name="T67" style:family="text">
      <style:text-properties officeooo:rsid="00ad8e50"/>
    </style:style>
    <style:style style:name="T68" style:family="text">
      <style:text-properties officeooo:rsid="00af6994"/>
    </style:style>
    <style:style style:name="T69" style:family="text">
      <style:text-properties officeooo:rsid="00b14035"/>
    </style:style>
    <style:style style:name="T70" style:family="text">
      <style:text-properties fo:background-color="#ffff00" loext:char-shading-value="0"/>
    </style:style>
    <style:style style:name="T71" style:family="text">
      <style:text-properties officeooo:rsid="00cb9d6d"/>
    </style:style>
    <style:style style:name="T7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4"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5" style:family="text">
      <style:text-properties fo:font-size="10pt" fo:language="en" fo:country="US" style:language-asian="zh" style:country-asian="CN" style:language-complex="hi" style:country-complex="I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text:span text:style-name="T31">AC16204 - </text:span>WG1 –<text:span text:style-name="T1"> Workflow</text:span></text:h>
      <text:p text:style-name="P13"/>
      <text:p text:style-name="P13">The objective of this <text:span text:style-name="T23">document </text:span>is to set up the main steps to build <text:span text:style-name="T10">the ELTeC core</text:span> corpus <text:span text:style-name="T10">of novels</text:span>.</text:p>
      <text:p text:style-name="P13"><office:annotation office:name="__Annotation__1081_1040445829"><dc:creator>Unbekannter Autor</dc:creator><dc:date>2018-01-24T10:42:31.808000000</dc:date><text:p text:style-name="P60"><text:span text:style-name="T72">How do we would like to organize the work?</text:span></text:p><text:p text:style-name="P60"><text:span text:style-name="T72">Building subgroups for a specific language or a specific step? </text:span></text:p><text:p text:style-name="P60"><text:span text:style-name="T72"/></text:p><text:p text:style-name="P60"><text:span text:style-name="T72">How do we want to make decisions and discuss problems (with annotations, distinct steps or novels)</text:span></text:p><text:p text:style-name="P60"><text:span text:style-name="T72"/></text:p><text:p text:style-name="P60"><text:span text:style-name="T72"/></text:p><text:p text:style-name="P60"><text:span text:style-name="T72">For our meeting in Prague, I plan an organisational part with respect to WG communication and planning based on the meeting of WG4</text:span></text:p></office:annotation>Languages<office:annotation-end office:name="__Annotation__1081_1040445829"/>: <text:span text:style-name="T3">Dutch, English, French, German, Modern Greek, Italian, Polish, Portuguese, Russian and Spanish.</text:span></text:p>
      <text:p text:style-name="P14"><office:annotation office:name="__Annotation__933_1040445829"><dc:creator>Unbekannter Autor</dc:creator><dc:date>2018-01-24T10:32:28.572000000</dc:date><text:p text:style-name="P60"><text:span text:style-name="T72">I would like to propose an agile and iterative way for our workflow:</text:span></text:p><text:p text:style-name="P60"><text:span text:style-name="T72"/></text:p><text:p text:style-name="P60"><text:span text:style-name="T72">This means that we can successively create and publish the corpus: have serveral versions of it. In this way, we can test our pipelines for corpus preparation in an early stage of the action. Second, we have early output which can be used by WG2 for example to test first methods and analysis. </text:span></text:p><text:p text:style-name="P60"><text:span text:style-name="T72">Third, we can refer to our data when we publish articles/conference papers etc. For me, this especially important. Research must be transparent.</text:span></text:p><text:p text:style-name="P60"><text:span text:style-name="T72"><text:s/></text:span></text:p><text:p text:style-name="P60"><text:span text:style-name="T72">Forth, in this way, we have a strong versioning control.</text:span></text:p><text:p text:style-name="P60"><text:span text:style-name="T72"/></text:p></office:annotation>Steps<office:annotation-end office:name="__Annotation__933_1040445829"/>:</text:p>
      <text:list xml:id="list2854583202" text:style-name="L1">
        <text:list-item>
          <text:p text:style-name="P42">Selecting authors and novels.</text:p>
        </text:list-item>
        <text:list-item>
          <text:p text:style-name="P43"><text:span text:style-name="T32">Finding the novels</text:span>.</text:p>
        </text:list-item>
        <text:list-item>
          <text:p text:style-name="P45">Digitization.</text:p>
        </text:list-item>
        <text:list-item>
          <text:p text:style-name="P44">Cleaning <text:span text:style-name="T32">and normalizing texts.</text:span></text:p>
        </text:list-item>
        <text:list-item>
          <text:p text:style-name="P43">Annotation.</text:p>
        </text:list-item>
        <text:list-item>
          <text:p text:style-name="P43">Publication.</text:p>
        </text:list-item>
        <text:list-item>
          <text:p text:style-name="P43">Evaluation.</text:p>
        </text:list-item>
      </text:list>
      <text:h text:style-name="P47" text:outline-level="2">Starting point</text:h>
      <text:p text:style-name="P15">The starting point <text:span text:style-name="T33">are three documents:</text:span></text:p>
      <text:p text:style-name="P15"><text:tab/><text:span text:style-name="T33">Doc1: </text:span><text:span text:style-name="T27">Sampling Criteria</text:span><text:span text:style-name="T33">, in which the main requirements for text selection are establish.</text:span></text:p>
      <text:p text:style-name="P15"><text:tab/><text:span text:style-name="T33">Doc2: </text:span><text:span text:style-name="T27">Encoding Guideline</text:span><text:span text:style-name="T33">, in which the encoding scheme is defined</text:span></text:p>
      <text:p text:style-name="P15"><text:tab/><text:span text:style-name="T34">Doc3: </text:span><text:span text:style-name="T28">Workflow</text:span><text:span text:style-name="T34">, this document.</text:span></text:p>
      <text:h text:style-name="P48" text:outline-level="2">Step 1. Selecting authors and novels.</text:h>
      <text:p text:style-name="P17">The objective of this step is to find <office:annotation office:name="__Annotation__673_1263847229"><dc:creator>Unknown Author</dc:creator><dc:date>2018-01-24T11:00:04.238996440</dc:date><text:p text:style-name="P61"><text:span text:style-name="T73">I agree with Carolin’s comment below: the selection process is a matter of listing candiadte texts to be chosen according to the selection criteria identified in doc1 : no claim for representativeness needed.</text:span></text:p></office:annotation>the <office:annotation office:name="__Annotation__599_1040445829"><dc:creator>Unbekannter Autor</dc:creator><dc:date>2018-01-24T09:38:13.537000000</dc:date><text:p><text:span text:style-name="T72">CO: Representativeness refers to the extent to which a sample includes the full range of variability in a population. We don’t know every book of every language published/read/discussed in the period in question. It is further ‘impossible to identify a complete list of ‘categories’ that would exhaustively account for all texts produced in a given language’</text:span></text:p><text:p><text:span text:style-name="T72"/></text:p><text:p text:style-name="P63"><text:span text:style-name="T72">We should use this word more carefully. </text:span></text:p></office:annotation><text:span text:style-name="T70">most representative novels</text:span><office:annotation-end office:name="__Annotation__673_1263847229"/><office:annotation-end office:name="__Annotation__599_1040445829"/> <text:span text:style-name="T35">of each language published during 1850-1920.<text:tab/><text:tab/></text:span></text:p>
      <text:p text:style-name="P36">According to Doc1, the main criterion for text selection is the amount of prints and reprints. Therefore, the firs step is to extract, as far as possible, the novels published during that period and the amount of reprints. This information<office:annotation><dc:creator>Unknown Author</dc:creator><dc:date>2018-01-24T11:01:34.523886708</dc:date><text:p text:style-name="P61"><text:span text:style-name="T73">As far as I have looked the OCLC WorldCat contains most of what we need</text:span></text:p></office:annotation> could be extracted from <office:annotation office:name="__Annotation__600_1040445829"><dc:creator>Unbekannter Autor</dc:creator><dc:date>2018-01-24T09:42:03.327000000</dc:date><text:p text:style-name="P60"><text:span text:style-name="T72">We may start with a list of catalogs we know and would like ti recommend. We than can ask the members for more suggestions. </text:span></text:p></office:annotation>National Libraries of each country.<office:annotation-end office:name="__Annotation__600_1040445829"/></text:p>
      <text:p text:style-name="P22">For each novel it is necessary to know the <text:span text:style-name="T52">date </text:span>and place <text:span text:style-name="T52">of the firs</text:span>t<text:span text:style-name="T52"> edition, number of reprint</text:span>s<text:span text:style-name="T52"> during the period, <text:s/>source from which this information has been extracted, and if it is available in some virtual library </text:span>(see below)<text:span text:style-name="T52">.</text:span></text:p>
      <text:p text:style-name="P19"><text:span text:style-name="T36">[Lou suggestion]</text:span> <text:span text:style-name="T51">All these data could be </text:span>listed in a web page <text:span text:style-name="T51">in order to make easier the selection of the most representative </text:span><office:annotation office:name="__Annotation__601_1040445829"><dc:creator>Unbekannter Autor</dc:creator><dc:date>2018-01-24T09:46:24.838000000</dc:date><text:p text:style-name="P60"><text:span text:style-name="T72">We might use a kind of member vote for selecting novels meeting the criteria.</text:span></text:p></office:annotation><text:span text:style-name="T51">novels</text:span><office:annotation-end office:name="__Annotation__601_1040445829"/><text:span text:style-name="T51">.</text:span></text:p>
      <text:p text:style-name="P22">From this list, each language group will select the <office:annotation office:name="__Annotation__608_1040445829"><dc:creator>Unbekannter Autor</dc:creator><dc:date>2018-01-24T09:58:20.239000000</dc:date><text:p text:style-name="P60"><text:span text:style-name="T72">Again, focusing on representativeness this might lead to another canon corpus. </text:span></text:p><text:p text:style-name="P60"><text:span text:style-name="T72">The MoU puts a focus on: “bases its research not on a small number of representative and/or outstanding texts but on</text:span></text:p><text:p text:style-name="P62"><text:span text:style-name="T72"><text:s/></text:span><text:span text:style-name="T72">wide spectrum of the literary production,”</text:span></text:p></office:annotation>most representative<office:annotation-end office:name="__Annotation__608_1040445829"/> novels according to the criteria of Doc1.</text:p>
      <text:h text:style-name="Heading_20_2" text:outline-level="2"><text:soft-page-break/>Step 2. Finding the novels.</text:h>
      <text:p text:style-name="P23">Applying selection criteria from Doc1 it is possible that not all novels will be digitized or in a “machine-readable” format. In order to find the texts, I suggest the <text:span text:style-name="T67">following </text:span>steps.</text:p>
      <text:h text:style-name="P49" text:outline-level="3"><text:span text:style-name="T51">2</text:span>.1. <text:span text:style-name="T23">To</text:span> <text:span text:style-name="T23">l</text:span>ook for <office:annotation office:name="__Annotation__625_1040445829"><dc:creator>Unbekannter Autor</dc:creator><dc:date>2018-01-24T10:01:15.196000000</dc:date><text:p text:style-name="P60"><text:span text:style-name="T72">The different archive contain texts with different transcription/digitization guidelines. So we should take this into account when selecting a text. </text:span></text:p><text:p text:style-name="P60"><text:span text:style-name="T72"/></text:p><text:p text:style-name="P60"><text:span text:style-name="T72">Maybe, we might also orientate our recommendations on these aspect. (Whether the archive contains for our project appropriate text digitization sor not) </text:span></text:p><text:p text:style-name="P60"><text:span text:style-name="T72"/></text:p></office:annotation>texts<office:annotation-end office:name="__Annotation__625_1040445829"/> in <text:span text:style-name="T51">digital </text:span>repositories.</text:h>
      <text:p text:style-name="P9">As for example: </text:p>
      <text:p text:style-name="P1"/>
      <text:list xml:id="list3887223303" text:style-name="L2">
        <text:list-item>
          <text:p text:style-name="P50"><text:span text:style-name="T37">Gutenberg </text:span><text:span text:style-name="T38">project [several languages]: </text:span><text:a xlink:type="simple" xlink:href="http://www.gutenberg.org/" text:style-name="Internet_20_link" text:visited-style-name="Visited_20_Internet_20_Link"><text:span text:style-name="T38">http://www.gutenberg.org/</text:span></text:a></text:p>
        </text:list-item>
        <text:list-item>
          <text:p text:style-name="P51"><text:span text:style-name="T37">Oxford Text Archive (OTA) </text:span><text:span text:style-name="T38">[several languages, </text:span><text:span text:style-name="T37">mainly English</text:span><text:span text:style-name="T38">]</text:span><text:span text:style-name="T37">: </text:span><text:a xlink:type="simple" xlink:href="http://ota.ox.ac.uk/" text:style-name="Internet_20_link" text:visited-style-name="Visited_20_Internet_20_Link"><text:span text:style-name="T37">http://ota.ox.ac.uk/</text:span></text:a></text:p>
        </text:list-item>
        <text:list-item>
          <text:p text:style-name="P51"><text:span text:style-name="T37">Deutsches Textarchiv (DTA <text:s/>- German Text Archive) [German]: </text:span><text:a xlink:type="simple" xlink:href="http://www.bbaw.de/en/research/dta" text:style-name="Internet_20_link" text:visited-style-name="Visited_20_Internet_20_Link"><text:span text:style-name="T37">http://www.bbaw.de/en/research/dta</text:span></text:a></text:p>
        </text:list-item>
        <text:list-item>
          <text:p text:style-name="P52"><text:span text:style-name="T37">TextGrid Repository [German]: </text:span><text:a xlink:type="simple" xlink:href="https://textgrid.de/en/digitale-bibliothek" text:style-name="Internet_20_link" text:visited-style-name="Visited_20_Internet_20_Link"><text:span text:style-name="T37">https://textgrid.de/en/digitale-bibliothek</text:span></text:a></text:p>
        </text:list-item>
        <text:list-item>
          <text:p text:style-name="P51"><text:span text:style-name="T39">OBVIL Bibliothèque [Frech]: </text:span><text:a xlink:type="simple" xlink:href="http://obvil.paris-sorbonne.fr/bibliotheque" text:style-name="Internet_20_link" text:visited-style-name="Visited_20_Internet_20_Link"><text:span text:style-name="T39">http://obvil.paris-sorbonne.fr/bibliotheque</text:span></text:a></text:p>
        </text:list-item>
        <text:list-item>
          <text:p text:style-name="P53"><text:span text:style-name="T37">ARTFL-FRANTEXT [French]: </text:span><text:a xlink:type="simple" xlink:href="http://artfl-project.uchicago.edu/content/artfl-frantext" text:style-name="Internet_20_link" text:visited-style-name="Visited_20_Internet_20_Link"><text:span text:style-name="T37">http://artfl-project.uchicago.edu/content/artfl-frantext</text:span></text:a></text:p>
        </text:list-item>
      </text:list>
      <text:p text:style-name="P12"/>
      <text:list xml:id="list110937062417030" text:continue-numbering="true" text:style-name="L2">
        <text:list-item>
          <text:p text:style-name="P54"><text:span text:style-name="T37">Biblioteca Virtual Miguel de Cervantes [Spanish </text:span><text:span text:style-name="T40">(</text:span><text:span text:style-name="T37">Castilian, Catalan </text:span><text:span text:style-name="T40">and Galician)</text:span><text:span text:style-name="T37">]: </text:span><text:a xlink:type="simple" xlink:href="http://www.cervantesvirtual.com/" text:style-name="Internet_20_link" text:visited-style-name="Visited_20_Internet_20_Link"><text:span text:style-name="T37">http://www.cervantesvirtual.com/</text:span></text:a></text:p>
        </text:list-item>
        <text:list-item>
          <text:p text:style-name="P54"><text:span text:style-name="T44">Liber Libri </text:span><text:a xlink:type="simple" xlink:href="https://www.liberliber.it/online/" text:style-name="Internet_20_link" text:visited-style-name="Visited_20_Internet_20_Link"><text:span text:style-name="T44">https://www.liberliber.it/online/</text:span></text:a><text:span text:style-name="T44"> for Italian, or</text:span></text:p>
        </text:list-item>
        <text:list-item>
          <text:p text:style-name="P54"><text:span text:style-name="T44">Biblioteca Digital Camões </text:span><text:a xlink:type="simple" xlink:href="http://www.cvc.instituto-camoes.pt/conhecer/biblioteca-digital-camoes/literatura-1.html" text:style-name="Internet_20_link" text:visited-style-name="Visited_20_Internet_20_Link"><text:span text:style-name="T44">http://www.cvc.instituto-camoes.pt/conhecer/biblioteca-digital-camoes/literatura-1.html</text:span></text:a><text:span text:style-name="T44"> for Portuguese.</text:span></text:p>
        </text:list-item>
        <text:list-item>
          <text:p text:style-name="P55"><text:span text:style-name="T41">O</text:span><text:span text:style-name="T37">thers...</text:span></text:p>
        </text:list-item>
      </text:list>
      <text:p text:style-name="P2"/>
      <text:p text:style-name="P2"><text:span text:style-name="T12">From these repositories, </text:span><text:span text:style-name="T13">according to Doc1, </text:span><text:span text:style-name="T12">novels</text:span> <text:span text:style-name="T53">could be selected if they follow the next criteria:</text:span></text:p>
      <text:p text:style-name="P2"/>
      <text:list xml:id="list822924638" text:style-name="L3">
        <text:list-item>
          <text:p text:style-name="P56"><text:span text:style-name="T6">E</text:span><text:span text:style-name="T4">dition. </text:span><text:span text:style-name="T14">Text must be from the first edition. It could be normalized (see below).</text:span></text:p>
        </text:list-item>
        <text:list-item>
          <text:p text:style-name="P57"><text:span text:style-name="T6">Text q</text:span><text:span text:style-name="T7">uality</text:span><text:span text:style-name="T2">. We will not develop critical editions, but the text must be reliable. We must avoid corrupted texts. Two ideas to ensure quality:</text:span></text:p>
          <text:p text:style-name="P57"/>
        </text:list-item>
      </text:list>
      <text:list xml:id="list1420646757" text:style-name="L4">
        <text:list-item>
          <text:list>
            <text:list-item>
              <text:p text:style-name="P59">To download text from accurate or reliable repositories.</text:p>
            </text:list-item>
            <text:list-item>
              <text:p text:style-name="P59">The text is a free and digital version of a reliable<office:annotation office:name="__Annotation__674_1040445829"><dc:creator>Unbekannter Autor</dc:creator><dc:date>2018-01-24T10:12:40.057000000</dc:date><text:p text:style-name="P60"><text:span text:style-name="T72">I don't understand this point.</text:span></text:p></office:annotation> (academic?) printed edition.<office:annotation-end office:name="__Annotation__674_1040445829"/></text:p>
            </text:list-item>
          </text:list>
        </text:list-item>
      </text:list>
      <text:list xml:id="list110937125631955" text:continue-list="list822924638" text:style-name="L3">
        <text:list-item>
          <text:list>
            <text:list-header>
              <text:p text:style-name="P57"/>
            </text:list-header>
          </text:list>
        </text:list-item>
        <text:list-item>
          <text:p text:style-name="P57"><text:span text:style-name="T8">License</text:span><text:span text:style-name="T29">: texts must be </text:span><text:span text:style-name="T19">licensed</text:span><text:span text:style-name="T2"> under open or free licenses as Creative Commons or similar. According to MoU, the final corpus will be freely available under Creative Commons License. I think </text:span><office:annotation office:name="__Annotation__646_1040445829"><dc:creator>Unbekannter Autor</dc:creator><dc:date>2018-01-24T10:04:28.369000000</dc:date><text:p text:style-name="P60"><text:span text:style-name="T72">This is an important criterion: If a text is licensed under CC-BY-SA, we cannot (must not) change the licence.</text:span></text:p><text:p text:style-name="P60"><text:span text:style-name="T72"/></text:p><text:p text:style-name="P60"><text:span text:style-name="T72">Ideally, we might publish ELTeC under a single license not under a mixture of them. <text:s/></text:span></text:p><text:p text:style-name="P60"><text:span text:style-name="T72"/></text:p><text:p text:style-name="P60"><text:span text:style-name="T72">We then need to be careful with the combination of different licence frameworks. <text:s/>I'm not an expert in legal stuff but there are difficulties with what is defined as “free” in different licenses </text:span></text:p><text:p text:style-name="P60"><text:span text:style-name="T72"/></text:p></office:annotation><text:span text:style-name="T2">CC-by is appropriate</text:span><office:annotation-end office:name="__Annotation__646_1040445829"/><text:span text:style-name="T2">.</text:span></text:p>
        </text:list-item>
        <text:list-item>
          <text:p text:style-name="P58"><text:span text:style-name="T7">File format</text:span><text:span text:style-name="T2">. Texts must be in a machine-readable format as plain text, HTML, XML or even DOC, ODT, RTF, Epub, or similar.</text:span></text:p>
        </text:list-item>
      </text:list>
      <text:p text:style-name="P3"/>
      <text:h text:style-name="Heading_20_3" text:outline-level="3">2.2. To look for texts in digital libraries</text:h>
      <text:p text:style-name="P10">If machine-readable format with this features are not available, the second option is to download the first edition of the novel <text:span text:style-name="T67">with</text:span> non “machine-readable” format (PDF, JPG, or similar). Probably it will be more easy to find the texts in these formats.</text:p>
      <text:p text:style-name="P4"/>
      <text:p text:style-name="P7">Finally, if the novel has not been digi<text:span text:style-name="T71">t</text:span>ized ever, it must be done in this step.<office:annotation><dc:creator>Unknown Author</dc:creator><dc:date>2018-01-24T11:02:55.731312043</dc:date><text:p text:style-name="P61"><text:span text:style-name="T73">I wonder though if we have the resources to do this...</text:span></text:p></office:annotation></text:p>
      <text:p text:style-name="P4"/>
      <text:p text:style-name="P7">In both cases, the text must <text:span text:style-name="T54">translated to machine-readable format in the next step.</text:span></text:p>
      <text:p text:style-name="P5"/>
      <text:h text:style-name="P47" text:outline-level="2"><text:soft-page-break/><text:span text:style-name="T24">Step 3</text:span>. <text:span text:style-name="T11">Digitization.</text:span></text:h>
      <text:p text:style-name="P18"><text:span text:style-name="T55">All that novels in not “machine-readable” format must be translated to plain text (TXT or similar) through an OCR process. It is </text:span>a complex and time-consuming tasks. I think it must be carry out only for specific novels if there is no<text:span text:style-name="T30">t</text:span> other option.</text:p>
      <text:p text:style-name="P13"><text:span text:style-name="T56">For this step I suggest to </text:span>take advantage <text:span text:style-name="T56">of the European project </text:span><office:annotation office:name="__Annotation__691_1040445829"><dc:creator>Unbekannter Autor</dc:creator><dc:date>2018-01-24T10:14:28.694000000</dc:date><text:p text:style-name="P60"><text:span text:style-name="T72">Maybe, we can here (similar to a list of recommended libraries and repositories) create a list of OCR-Tools (and we also might ask WG2 for recommendations as well. </text:span></text:p></office:annotation><text:span text:style-name="T56">IMPACT</text:span><office:annotation-end office:name="__Annotation__691_1040445829"/><text:span text:style-name="T56">, devoted to text digitisation, and the tools developed there:</text:span></text:p>
      <text:list xml:id="list3842682362" text:style-name="L5">
        <text:list-item>
          <text:p text:style-name="P46"><text:a xlink:type="simple" xlink:href="https://www.digitisation.eu/" text:style-name="Internet_20_link" text:visited-style-name="Visited_20_Internet_20_Link"><text:span text:style-name="T37">https://www.digitisation.eu/</text:span></text:a></text:p>
        </text:list-item>
        <text:list-item>
          <text:p text:style-name="P46"><text:a xlink:type="simple" xlink:href="http://www.impact-project.eu/index.php" text:style-name="Internet_20_link" text:visited-style-name="Visited_20_Internet_20_Link"><text:span text:style-name="T37">http://www.impact-project.eu/index.php</text:span></text:a></text:p>
        </text:list-item>
        <text:list-item>
          <text:p text:style-name="P46"><text:a xlink:type="simple" xlink:href="https://www.digitisation.eu/tools-resources/tools-for-text-digitisation/" text:style-name="Internet_20_link" text:visited-style-name="Visited_20_Internet_20_Link"><text:span text:style-name="T37">https://www.digitisation.eu/tools-resources/tools-for-text-digitisation/</text:span></text:a></text:p>
        </text:list-item>
        <text:list-item>
          <text:p text:style-name="P46"><text:a xlink:type="simple" xlink:href="http://www.impact-project.eu/taa/tech/tools/" text:style-name="Internet_20_link" text:visited-style-name="Visited_20_Internet_20_Link"><text:span text:style-name="T37">http://www.impact-project.eu/taa/tech/tools/</text:span></text:a></text:p>
        </text:list-item>
      </text:list>
      <text:p text:style-name="P13">I can get in touch with the IP of this project, if you think it is a good idea.</text:p>
      <text:p text:style-name="P11"><text:span text:style-name="T9">Repository of raw texts.</text:span><text:span text:style-name="T56"> I suggest to store all these texts in a “raw text repository”: a text repository with the texts just like they have been found or digitized (backup).</text:span><text:span text:style-name="T56"><office:annotation><dc:creator>Unknown Author</dc:creator><dc:date>2018-01-24T10:58:22.925296707</dc:date><text:p text:style-name="P61"><text:span text:style-name="T73">I agree that we should archive the original format in which we received the texts. We should also archive the toolchain we use to convert it to TEI XML</text:span></text:p></office:annotation></text:span></text:p>
      <text:p text:style-name="P8"/>
      <text:h text:style-name="P47" text:outline-level="2"><text:span text:style-name="T24">Step 4.</text:span> Cleaning and <text:span text:style-name="T57">normalizing</text:span> texts.<office:annotation><dc:creator>Unknown Author</dc:creator><dc:date>2018-01-24T10:59:15.618527674</dc:date><text:p text:style-name="P61"><text:span text:style-name="T73">See http://www.matthewjockers.net/2010/08/26/auto-converting-project-gutenberg-text-to-tei/</text:span></text:p></office:annotation></text:h>
      <text:p text:style-name="P24">Both if novels have been obtained in “machine-readable” format directly or if they have been digitalized, it is necessary to check the text in order to fix (OCR) typos. Moreover, according to Doc1, texts must be normalized.</text:p>
      <text:p text:style-name="P25">As far as possible, this task must be done automatically. However, <text:span text:style-name="T58">a </text:span>manual review will be necessary.</text:p>
      <text:p text:style-name="P26"><office:annotation office:name="__Annotation__708_1040445829"><dc:creator>Unbekannter Autor</dc:creator><dc:date>2018-01-24T10:16:10.552000000</dc:date><text:p text:style-name="P60"><text:span text:style-name="T72">Indeed, we may rely on automatic methods but I agree that some manual checking might be necessary. We may discuss this with all members as well? </text:span></text:p></office:annotation><text:span text:style-name="T5">Open question / problem.</text:span><office:annotation-end office:name="__Annotation__708_1040445829"/><text:span text:style-name="T5"> </text:span><text:span text:style-name="T20">Both fixing and normalizing texts are complex and </text:span><text:span text:style-name="T16">time-consuming task. </text:span><text:span text:style-name="T20">W</text:span><text:span text:style-name="T16">e have no</text:span><text:span text:style-name="T18">t </text:span><text:span text:style-name="T16">funding to </text:span><text:span text:style-name="T17">do </text:span><text:span text:style-name="T15">it… </text:span><text:span text:style-name="T22">However, the reliability of the “distant” analysis (WG2) will depend on the quality of these texts. I’m not sure how much time and effort must be applied to this task.</text:span></text:p>
      <text:p text:style-name="P27"><text:span text:style-name="T9">Repository: </text:span><office:annotation office:name="__Annotation__672_1263847229"><dc:creator>Unknown Author</dc:creator><dc:date>2018-01-24T10:56:33.931182262</dc:date><text:p text:style-name="P61"><text:span text:style-name="T73">I disagree. We should aim to store all the texts in our simple TEI XML format. Of course plain text can easily be generated from that as well, but what’s the point of defining a TEI XML format if we don’t use it?</text:span></text:p></office:annotation><text:span text:style-name="T21">a</text:span><text:span text:style-name="T14">t</text:span> the end all these texts must be in <office:annotation office:name="__Annotation__727_1040445829"><dc:creator>Unbekannter Autor</dc:creator><dc:date>2018-01-24T10:17:36.908000000</dc:date><text:p text:style-name="P60"><text:span text:style-name="T72">I agree:</text:span></text:p><text:p text:style-name="P60"><text:span text:style-name="T72">If we got text already in TEI (or so) we can extract the plain text easily and use the TEI version for other purposes. </text:span></text:p><text:p text:style-name="P60"><text:span text:style-name="T72"/></text:p><text:p text:style-name="P60"><text:span text:style-name="T72">I think that we need several representation of the corpus.</text:span></text:p></office:annotation>plain format (txt)<office:annotation-end office:name="__Annotation__672_1263847229"/><office:annotation-end office:name="__Annotation__727_1040445829"/> and stored in a <text:span text:style-name="T25">“plain </text:span>text<text:span text:style-name="T25"> repo</text:span>sitory<text:span text:style-name="T25">”: a repository of texts without annotation (</text:span><office:annotation office:name="__Annotation__855_1040445829"><dc:creator>Unbekannter Autor</dc:creator><dc:date>2018-01-24T10:30:04.632000000</dc:date><text:p text:style-name="P60"><text:span text:style-name="T72">I think, we should also publish the plain text (under cc-by etc.)</text:span></text:p></office:annotation><text:span text:style-name="T25">backup</text:span><office:annotation-end office:name="__Annotation__855_1040445829"/><text:span text:style-name="T25">).</text:span></text:p>
      <text:h text:style-name="P47" text:outline-level="2"><text:span text:style-name="T24">Step 5</text:span>. Annotation.</text:h>
      <text:p text:style-name="P16"><text:span text:style-name="T59">According to Doc2, three kinds of annotation must be developed:</text:span> metadata <text:span text:style-name="T59">annotation, document structure annotation and </text:span>linguistic/literary annotation. <text:span text:style-name="T59">The last one will no be done for the moment.</text:span></text:p>
      <text:h text:style-name="P49" text:outline-level="3"><text:span text:style-name="T64">5</text:span>.1. Metadata <text:span text:style-name="T59">annotation.</text:span></text:h>
      <text:p text:style-name="P16"><text:span text:style-name="T24">Metadata attributes </text:span>ha<text:span text:style-name="T24">ve</text:span> been specified in <text:span text:style-name="T60">the Encoding Scheme (Doc</text:span>2<text:span text:style-name="T60">)</text:span>. <text:span text:style-name="T60">In order to introduce in each text, two task must be done.</text:span></text:p>
      <text:p text:style-name="P28">First, <text:span text:style-name="T61">a controlled language must be developed to control the values of each attribute and the coherence of the metadata.</text:span></text:p>
      <text:p text:style-name="P29"><text:soft-page-break/>Second, the annotation <text:span text:style-name="T62">process </text:span>of <text:span text:style-name="T62">the metadata of </text:span>each novel: to create a well-formed XML document based on TEI and to introduce head attribute<text:span text:style-name="T68">s</text:span> with the appropriate value (metadata).</text:p>
      <text:p text:style-name="P16"><text:span text:style-name="T61">I suggest </text:span>to follow a semi-automatic annotation process <text:span text:style-name="T61">here</text:span>. Metadata could <text:span text:style-name="T61">be compiled and </text:span>stored in a CSV file <text:span text:style-name="T61">during previous steps </text:span>(one file per novel). <text:span text:style-name="T61">Then a well-formed </text:span>XML file <text:span text:style-name="T61">could be created automatically (</text:span>Python script?<text:span text:style-name="T61">) taking as an input the plain text of the novel and the corresponding CSV file.</text:span></text:p>
      <text:h text:style-name="Heading_20_3" text:outline-level="3"><text:span text:style-name="T64">5</text:span>.2. <text:span text:style-name="T62">A</text:span>nnotation <text:span text:style-name="T62">of the structure of the novel.</text:span></text:h>
      <text:p text:style-name="P31">Doc2 includes tags for representing the structure <text:span text:style-name="T66">of the novel </text:span>(chapters, paragraphs, etc.). As far as possible<office:annotation office:name="__Annotation__788_1040445829"><dc:creator>Unbekannter Autor</dc:creator><dc:date>2018-01-24T10:20:39.841000000</dc:date><text:p text:style-name="P60"><text:span text:style-name="T72">Lou, Borja, Do you know tools, annotating TEI automatically? </text:span></text:p><text:p text:style-name="P60"><text:span text:style-name="T72">Which tools can do which kind of annotation (e.g. one that is specialized for something, or some which rely on the picture of the pages?) </text:span></text:p><text:p text:style-name="P60"><text:span text:style-name="T72"/></text:p><text:p text:style-name="P60"><text:span text:style-name="T72">This might be a topic to discuss with WG2, too. </text:span></text:p></office:annotation> it must be annotated automatically <text:span text:style-name="T63">with the same script</text:span><office:annotation-end office:name="__Annotation__788_1040445829"/><office:annotation><dc:creator>Unknown Author</dc:creator><dc:date>2018-01-24T11:03:46.666653653</dc:date><text:p text:style-name="P61"><text:span text:style-name="T74">Reply to Unbekannter Autor (24/01/2018, 10:20): "..."</text:span></text:p><text:p><text:span text:style-name="T75">Yes. See my link to Matt Jockers above, but there are plenty of others. It’s not difficult starting from reasonable HTML to produce a minimal TEI structure. Lots of people do it with lots of common tools (perl, XSLT, python, java…) </text:span></text:p></office:annotation><text:span text:style-name="T63">.</text:span></text:p>
      <text:p text:style-name="P32">In both cases, the annotation must be manually checked with two objectives: first, to correct possible mistakes during automatic annotation; and second to introduce all that information that has not been possible to annotate automatically (direct speech, page break, tables?). At this moment, this information has not been defined yet.</text:p>
      <text:h text:style-name="P47" text:outline-level="2">Step <text:span text:style-name="T64">6</text:span>. Publication.</text:h>
      <text:p text:style-name="P16">XML files <text:span text:style-name="T26">must be publicly available in a specific repository. WG4 is working to define an appropriate repository for the corpus. Some options:</text:span></text:p>
      <text:p text:style-name="P37"><text:a xlink:type="simple" xlink:href="https://github.com/" text:style-name="Internet_20_link" text:visited-style-name="Visited_20_Internet_20_Link"><text:span text:style-name="T47">https://github.com/</text:span></text:a></text:p>
      <text:p text:style-name="Text_20_body"><text:a xlink:type="simple" xlink:href="https://www.openaire.eu/" text:style-name="Internet_20_link" text:visited-style-name="Visited_20_Internet_20_Link"><text:span text:style-name="T37">https://www.openaire.eu/</text:span></text:a></text:p>
      <text:p text:style-name="Text_20_body"><text:a xlink:type="simple" xlink:href="https://datahub.io/" text:style-name="Internet_20_link" text:visited-style-name="Visited_20_Internet_20_Link"><text:span text:style-name="T37">https://datahub.io/</text:span></text:a></text:p>
      <text:p text:style-name="Text_20_body"><text:a xlink:type="simple" xlink:href="https://figshare.com/" text:style-name="Internet_20_link" text:visited-style-name="Visited_20_Internet_20_Link"><text:span text:style-name="T37">https://figshare.com/</text:span></text:a></text:p>
      <text:p text:style-name="P13">…</text:p>
      <text:p text:style-name="P40"><office:annotation office:name="__Annotation__880_1040445829"><dc:creator>Unbekannter Autor</dc:creator><dc:date>2018-01-24T10:30:59.597000000</dc:date><text:p text:style-name="P60"><text:span text:style-name="T72">Maybe, I misunderstood this statement. I think, we should publish everything we are producing. </text:span></text:p><text:p text:style-name="P60"><text:span text:style-name="T72"/></text:p><text:p text:style-name="P60"><text:span text:style-name="T72">See comment at the beginning of the document: </text:span></text:p><text:p text:style-name="P60"><text:span text:style-name="T72">I would argue for an agile and iterative way of corpus preparation and publication. </text:span></text:p><text:p text:style-name="P60"><text:span text:style-name="T72">Maybe, this is closer to what you mean here? </text:span></text:p><text:p text:style-name="P60"><text:span text:style-name="T72"/></text:p></office:annotation><text:span text:style-name="T47">I think </text:span><office:annotation-end office:name="__Annotation__880_1040445829"/><text:span text:style-name="T47">it is not necessary to have the manually revised XML file to publish it. We can publish a “non manually checked” version of the </text:span><text:span text:style-name="T47"><office:annotation office:name="__Annotation__720_1263847229"><dc:creator>Unknown Author</dc:creator><dc:date>2018-01-24T11:06:05.562143985</dc:date><text:p text:style-name="P61"><text:span text:style-name="T73">I think you mean “valid XML file” : it must be syntactically valid against our TEI XML schema. Of course that doesn’t mean that it will not still contain things to be checked/corrected.</text:span></text:p></office:annotation></text:span><text:span text:style-name="T47">well-formed XML file </text:span><office:annotation-end office:name="__Annotation__720_1263847229"/><text:span text:style-name="T47">as a</text:span><text:span text:style-name="T50">n</text:span><text:span text:style-name="T47"> “early publication”, </text:span><text:span text:style-name="T48">and then proceed with the manual review and annotation.</text:span></text:p>
      <text:p text:style-name="Text_20_body"><office:annotation office:name="__Annotation__990_1040445829"><dc:creator>Unbekannter Autor</dc:creator><dc:date>2018-01-24T10:39:09.753000000</dc:date><text:p text:style-name="P60"><text:span text:style-name="T72">Maybe both</text:span></text:p></office:annotation><text:span text:style-name="T37">We can offer a DOI</text:span><office:annotation-end office:name="__Annotation__990_1040445829"/><text:span text:style-name="T37"> for each novel through Zenodo: </text:span><text:a xlink:type="simple" xlink:href="https://zenodo.org/" text:style-name="Internet_20_link" text:visited-style-name="Visited_20_Internet_20_Link"><text:span text:style-name="T37">https://zenodo.org/</text:span></text:a><text:span text:style-name="T37"> </text:span><text:span text:style-name="T45">Or maybe it will be more interesting a sing</text:span><text:span text:style-name="T46">l</text:span><text:span text:style-name="T45">e DOI for the </text:span><text:span text:style-name="T46">all the corpus.</text:span></text:p>
      <text:h text:style-name="P47" text:outline-level="2">Step <text:span text:style-name="T64">7</text:span>. Evaluation.</text:h>
      <text:p text:style-name="P6"/>
      <text:p text:style-name="P33"><text:tab/>Two aspects must be evaluated: text quality and annotation.</text:p>
      <text:p text:style-name="P35"><text:tab/>Text quality could be evaluated by checking if text samples follows the criteria of Doc1. The idea here is to find recurrent mistakes. <text:span text:style-name="T69">The annotation the structure of each novel could be evaluated in the same way, but in relation to Doc2. Metadata of each novel must be manually checked in order to ensure the correctness of data.</text:span></text:p>
      <text:p text:style-name="P33"><text:tab/>Well-formed XML-TEI must be evaluated with <text:span text:style-name="T68">the</text:span> TEI-Validator. All XML files must be checked here:</text:p>
      <text:p text:style-name="P30"><text:soft-page-break/><text:tab/><text:a xlink:type="simple" xlink:href="http://teibyexample.org/xquery/TBEvalidator.xq" text:style-name="Internet_20_link" text:visited-style-name="Visited_20_Internet_20_Link">http://teibyexample.org/xquery/TBEvalidator.xq</text:a><office:annotation><dc:creator>Unknown Author</dc:creator><dc:date>2018-01-24T11:07:29.711151424</dc:date><text:p text:style-name="P61"><text:span text:style-name="T73">Nothing against this, but why choose this validator in particular? We are defining an XML schema: we can validate using normal XML tools (oXygen, jing, xmllint...)</text:span></text:p></office:annotation></text:p>
      <text:p text:style-name="P34"><text:tab/><text:span text:style-name="T65">Ideally, manual annotation must be evaluated following a double annotation by two annotator and then calculating inter-annotators agreement. This standard approach will show us the quality of the annotation scheme and the annotation process. It is not clear at this moment which information will be manually annotated. Therefore, I suggest to leave this point for later (linguistic annotation).</text:span></text:p>
      <text:p text:style-name="P13"/>
      <text:h text:style-name="P47" text:outline-level="2">Bibliography</text:h>
      <text:p text:style-name="P38"><text:span text:style-name="T37">Leech, Geoffrey (2005) “Adding Linguistic Annotation” in </text:span><text:span text:style-name="T49">Wynne, M (editor), </text:span><text:span text:style-name="T43">Developing Linguistic Corpora: a Guide to Good Practice</text:span><text:span text:style-name="T49">. Oxford: Oxbow Books. Available online from </text:span><text:a xlink:type="simple" xlink:href="http://ota.ox.ac.uk/documents/creating/dlc/" text:style-name="Internet_20_link" text:visited-style-name="Visited_20_Internet_20_Link"><text:span text:style-name="T49">http://ota.ox.ac.uk/documents/creating/dlc/</text:span></text:a></text:p>
      <text:p text:style-name="P21"/>
      <text:p text:style-name="P39"><text:span text:style-name="T49">Stubbs, Amber </text:span><text:span text:style-name="T37">and</text:span><text:span text:style-name="T49"> James Pustejovsky </text:span><text:span text:style-name="T37">(2012) </text:span><text:span text:style-name="T42">Natural Language Annotation for Machine Learning</text:span><text:span text:style-name="T37">, O'Reilly.</text:span></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imbusSanL-Regu" svg:font-family="NimbusSanL-Regu"/>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8785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09:59:40.715699584</meta:creation-date>
    <dc:date>2018-01-24T11:08:48.979316735</dc:date>
    <meta:editing-duration>PT12H15M30S</meta:editing-duration>
    <meta:editing-cycles>144</meta:editing-cycles>
    <meta:generator>LibreOffice/5.4.2.2$Linux_X86_64 LibreOffice_project/40m0$Build-2</meta:generator>
    <meta:document-statistic meta:table-count="0" meta:image-count="0" meta:object-count="0" meta:page-count="5" meta:paragraph-count="89" meta:word-count="1372" meta:character-count="8981" meta:non-whitespace-character-count="7711"/>
  </office:meta>
</office:document-meta>
</file>